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end"/>
    </style:style>
    <style:style style:name="P2" style:parent-style-name="Standard" style:family="paragraph">
      <style:paragraph-properties fo:text-align="end"/>
    </style:style>
    <style:style style:name="P3" style:parent-style-name="Standard" style:family="paragraph">
      <style:paragraph-properties fo:text-align="end"/>
    </style:style>
    <style:style style:name="P4" style:parent-style-name="Standard" style:family="paragraph">
      <style:paragraph-properties fo:text-align="end"/>
    </style:style>
    <style:style style:name="P5" style:parent-style-name="Standard" style:family="paragraph">
      <style:paragraph-properties fo:text-align="en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office:automatic-styles>
  <office:body>
    <office:text text:use-soft-page-breaks="true">
      <text:p text:style-name="P1">JohnHenry Ward</text:p>
      <text:p text:style-name="P2">CSCI 301 – Lab 1</text:p>
      <text:p text:style-name="P3">7/1/19</text:p>
      <text:p text:style-name="P4"/>
      <text:p text:style-name="P5"/>
      <text:p text:style-name="P6">1.3</text:p>
      <text:p text:style-name="Standard">1) car prints out the first element, which is apple, and cdr prints out everything other than the first element, which are orange and pineapple. The single quote is necessary because it<text:s/>defines the elements in the function.</text:p>
      <text:p text:style-name="Standard"/>
      <text:p text:style-name="Standard">2)(car (cdr (cdr ‘(apple orange pear grapefruit))))</text:p>
      <text:p text:style-name="Standard"><text:s text:c="4"/>(caddar ‘(((apple) (orange) (pear) (grapefruit))))</text:p>
      <text:p text:style-name="Standard"><text:s text:c="4"/>(caddr ‘(apple (orange) ((pear)) (((grapefruit))))</text:p>
      <text:p text:style-name="Standard"/>
      <text:p text:style-name="Standard">3) cons returns a<text:s/>list when given either a single element or lists while<text:s/>append combines<text:s/>two<text:s/>lists<text:s/>into one list.<text:s/>append can’t take a single element<text:s/>list lists the elements in a list, similar to an array.</text:p>
      <text:p text:style-name="Standard"><text:s text:c="4"/></text:p>
      <text:p text:style-name="Standard">4) length prints out the<text:s/>number<text:s/>of elements in the list. reverse lists the elements in the list in reverse order. member looks in the list for that element,<text:s/>and returns it along with all elements after, if not found it returns #f.</text:p>
      <text:p text:style-name="Standard"/>
      <text:p text:style-name="P7">1.4</text:p>
      <text:p text:style-name="Standard">1)equal? eqv? And = all seem to be boolean expressions, because I either get #t (true) or #f (false). When comparing the strings, equal? Return #f when they look the same, but eqv? Returns #f, and = gives an error, so I assume = is only for integers. Also, equal? And ?eqv say that 3 does not equal 3.0, but = returns #t.</text:p>
      <text:p text:style-name="Standard"/>
      <text:p text:style-name="Standard">2) cond seems to work as a sort of if else statement, where is goes through the equal? Functions to see if any result to true, and if not, it returns the else.</text:p>
      <text:p text:style-name="Standard"/>
      <text:p text:style-name="Standard">3) another-add-one → add-one</text:p>
      <text:p text:style-name="Standard"/>
      <text:p text:style-name="Standard">4) Before the call to (strange 3), a = 5, b = 6, c = 7. During the call to (strange 3) a = 1, b = 2, c = 7, since the variables were changed inside the function, so they<text:s/>have a local scope to that function.</text:p>
      <text:p text:style-name="Standard"/>
      <text:p text:style-name="P8">Part 2</text:p>
      <text:p text:style-name="Standard">1) I believe the function checks to see if the input, which should be a list, is null, and if it isn’t then it takes the list and recursively reverses the list.</text:p>
      <text:p text:style-name="Standard"/>
      <text:p text:style-name="Standard">2) Once the function has gone through the whole list, the list is null, and the if statement returns false, so then the list function is called and prints out the list in reverse order.</text:p>
      <text:p text:style-name="Standard"/>
      <text:p text:style-name="Standard">3) displayln shows what L is currently, so it’s like print.<text:s/>begin make all lines encapsulated in it run concurrentl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hnHenry Ward</dc:creator>
    <meta:creation-date>2019-07-01T12:09:00Z</meta:creation-date>
    <dc:date>2019-07-04T01:48:00Z</dc:date>
    <meta:template xlink:href="Normal.dotm" xlink:type="simple"/>
    <meta:editing-cycles>2</meta:editing-cycles>
    <meta:editing-duration>PT480S</meta:editing-duration>
    <meta:document-statistic meta:page-count="1" meta:paragraph-count="4" meta:word-count="309" meta:character-count="2071" meta:row-count="14" meta:non-whitespace-character-count="1766"/>
  </office:meta>
</office:document-meta>
</file>